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-complex="Calibri" fo:font-weight="bold" style:font-weight-asian="bold" style:font-weight-complex="bold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-complex="Calibri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-complex="Calibri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complex="Calibri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Row41" style:family="table-row">
      <style:table-row-properties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-complex="Calibri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style:font-name="Segoe UI" style:font-name-complex="Segoe UI" fo:color="#212529" fo:language="pl" fo:country="PL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/>
    </style:style>
    <style:style style:name="TableRow70" style:family="table-row">
      <style:table-row-properties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Calibri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>Title</text:p>
          </table:table-cell>
          <table:table-cell table:style-name="TableCell16">
            <text:p text:style-name="P17">Angaben über den Autor ändern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Header</text:p>
          </table:table-cell>
          <table:table-cell table:style-name="TableCell23">
            <text:p text:style-name="P24">Angaben über den Autor ändern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State</text:p>
          </table:table-cell>
          <table:table-cell table:style-name="TableCell30">
            <text:p text:style-name="P31">Status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Name</text:p>
          </table:table-cell>
          <table:table-cell table:style-name="TableCell37">
            <text:p text:style-name="P38">Voller Name des Autors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Mail</text:p>
          </table:table-cell>
          <table:table-cell table:style-name="TableCell44">
            <text:p text:style-name="P45">Mail des Autors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AboutMe</text:p>
          </table:table-cell>
          <table:table-cell table:style-name="TableCell51">
            <text:p text:style-name="P52">Der Autor über sich selbst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<text:span text:style-name="T58">Administrator</text:span></text:p>
          </table:table-cell>
          <table:table-cell table:style-name="TableCell59">
            <text:p text:style-name="P60">Ist Administrator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Edit</text:p>
          </table:table-cell>
          <table:table-cell table:style-name="TableCell66">
            <text:p text:style-name="P67">Speichern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Cancel</text:p>
          </table:table-cell>
          <table:table-cell table:style-name="TableCell73">
            <text:p text:style-name="P74">Verwerfen</text:p>
          </table:table-cell>
          <table:table-cell table:style-name="TableCell75">
            <text:p text:style-name="P7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9-13T23:09:00Z</dc:date>
    <meta:template xlink:href="Normal.dotm" xlink:type="simple"/>
    <meta:editing-cycles>6</meta:editing-cycles>
    <meta:editing-duration>PT180S</meta:editing-duration>
    <meta:document-statistic meta:page-count="1" meta:paragraph-count="1" meta:word-count="42" meta:character-count="286" meta:row-count="2" meta:non-whitespace-character-count="245"/>
  </office:meta>
</office:document-meta>
</file>